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mageSessionContext.get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mageSessionContext.getTar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mageSessionContext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mageSessionContext.DefaultImageSessionContext( ImageContext context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mageSessionContext.resolveURI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